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C8EF16A413D5415AB6A7C4DC7B877304.png" manifest:media-type="image/png"/>
  <manifest:file-entry manifest:full-path="Pictures/84F18899F2B84CDB82D86E96EFCEE3F3.png" manifest:media-type="image/png"/>
  <manifest:file-entry manifest:full-path="Pictures/8F755EC252C54F459FF76B419C655E0B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/>
  <office:body>
    <office:presentation>
      <draw:page draw:name="Slide1" draw:master-page-name="Default">
        <draw:frame svg:width="28cm" svg:height="21cm" svg:x="0cm" svg:y="0cm">
          <draw:image xlink:href="Pictures/C8EF16A413D5415AB6A7C4DC7B877304.png"/>
        </draw:frame>
      </draw:page>
      <draw:page draw:name="Slide2" draw:master-page-name="Default">
        <draw:frame svg:width="28cm" svg:height="21cm" svg:x="0cm" svg:y="0cm">
          <draw:image xlink:href="Pictures/84F18899F2B84CDB82D86E96EFCEE3F3.png"/>
        </draw:frame>
      </draw:page>
      <draw:page draw:name="Slide3" draw:master-page-name="Default">
        <draw:frame svg:width="28cm" svg:height="21cm" svg:x="0cm" svg:y="0cm">
          <draw:image xlink:href="Pictures/8F755EC252C54F459FF76B419C655E0B.png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/>
  <office:automatic-styles>
    <style:page-layout style:name="MyLayout">
      <style:page-layout-properties fo:margin="0cm" fo:page-width="28cm" fo:page-height="21cm" style:print-orientation="landscape"/>
    </style:page-layout>
  </office:automatic-styles>
  <office:master-styles>
    <style:master-page style:name="Default" style:page-layout-name="My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1</meta:generator>
  </office:meta>
</office:document-meta>
</file>